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]);0;IF([.B2]=[.C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]);0;IF([.B3]=[.C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4]);0;IF([.B4]=[.C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6]);0;IF([.B6]=[.C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8]);0;IF([.B8]=[.C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9]);0;IF([.B9]=[.C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0]);0;IF([.B10]=[.C1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1]);0;IF([.B11]=[.C1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2]);0;IF([.B12]=[.C1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5]);0;IF([.B15]=[.C1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6]);0;IF([.B16]=[.C1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7]);0;IF([.B17]=[.C1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8]);0;IF([.B18]=[.C1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9]);0;IF([.B19]=[.C1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0]);0;IF([.B20]=[.C2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2]);0;IF([.B22]=[.C2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3]);0;IF([.B23]=[.C2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6]);0;IF([.B26]=[.C26];1;0))" office:value-type="float" office:value="1">
            <text:p>1</text:p>
          </table:table-cell>
        </table:table-row>
        <table:table-row table:style-name="ro1">
          <table:table-cell/>
          <table:table-cell/>
          <table:table-cell office:value-type="string">
            <text:p>b</text:p>
          </table:table-cell>
          <table:table-cell table:formula="of:=IF(ISBLANK([.B27]);0;IF([.B27]=[.C27];1;0))" office:value-type="float" office:value="0">
            <text:p>0</text:p>
          </table:table-cell>
        </table:table-row>
        <table:table-row table:style-name="ro1">
          <table:table-cell/>
          <table:table-cell/>
          <table:table-cell office:value-type="string">
            <text:p>a</text:p>
          </table:table-cell>
          <table:table-cell table:formula="of:=IF(ISBLANK([.B28]);0;IF([.B28]=[.C28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9]);0;IF([.B29]=[.C2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0]);0;IF([.B30]=[.C3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1]);0;IF([.B31]=[.C3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2]);0;IF([.B32]=[.C32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ISBLANK([.B33]);0;IF([.B33]=[.C33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 table:formula="of:=IF(ISBLANK([.B34]);0;IF([.B34]=[.C34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5]);0;IF([.B35]=[.C3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6]);0;IF([.B36]=[.C3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7]);0;IF([.B37]=[.C3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38]);0;IF([.B38]=[.C3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9]);0;IF([.B39]=[.C3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0]);0;IF([.B40]=[.C4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41]);0;IF([.B41]=[.C41];1;0))" office:value-type="float" office:value="1">
            <text:p>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COUNTA([.B2:.B41])" office:value-type="float" office:value="38">
            <text:p>38</text:p>
          </table:table-cell>
          <table:table-cell table:formula="of:=COUNTA([.C2:.C41])" office:value-type="float" office:value="40">
            <text:p>40</text:p>
          </table:table-cell>
          <table:table-cell table:formula="of:=SUM([.D1:.D41])" office:value-type="float" office:value="36">
            <text:p>36</text:p>
          </table:table-cell>
        </table:table-row>
      </table:table>
      <table:table table:name="2I Analogy VR" table:style-name="ta1" table:print="false">
        <table:table-column table:style-name="co1" table:number-columns-repeated="4" table:default-cell-style-name="Default"/>
        <table:table-row table:style-name="ro1" table:visibility="collapse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</table:table-row>
        <table:table-row table:style-name="ro1" table:number-rows-repeated="57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table:formula="of:=COUNTA([.B2:.B100])" office:value-type="float" office:value="18">
            <text:p>18</text:p>
          </table:table-cell>
          <table:table-cell table:number-columns-repeated="2"/>
        </table:table-row>
      </table:table>
      <table:table table:name="2M Analogy VR" table:style-name="ta1" table:print="false">
        <table:table-column table:style-name="co1" table:number-columns-repeated="2" table:default-cell-style-name="Default"/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 table:formula="of:=COUNTA([.B32:.B100])" office:value-type="float" office:value="42">
            <text:p>42</text:p>
          </table:table-cell>
        </table:table-row>
      </table:table>
      <table:table table:name="Logic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athematicalOperations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  <table:database-range table:name="__Anonymous_Sheet_DB__4" table:target-range-address="5ABloodRelations.B1:5ABloodRelations.D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19/04/2020</text:date>, <text:time>11:4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19T11:49:18</dc:date>
    <dc:creator>Akshat Zala</dc:creator>
    <meta:editing-duration>PT12H35M34S</meta:editing-duration>
    <meta:editing-cycles>257</meta:editing-cycles>
    <meta:document-statistic meta:table-count="10" meta:cell-count="777" meta:object-count="0"/>
  </office:meta>
</office:document-meta>
</file>